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VEINTEMILLA MOZOMBITE, JARVEY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VEINTEMILLA MOZOMBITE, JARVEY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8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8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7254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3:02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